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What is That So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By: Victor Weinert, Alex McDaniel &amp; Ean Rodrigez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text-style-name="P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 text:style-name="P1">We wanted to create an application does more than just find lyrics for a song!</text:p>
              </text:list-item>
              <text:list-item>
                <text:p text:style-name="P1">Use the LastFM and Happi Api’s, so that our application is able to find much more metadata </text:p>
              </text:list-item>
              <text:list-item>
                <text:p text:style-name="P1">Use the relatively new CSS framework Tailwind that is rapidly gaining popularity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layer="layout" svg:width="25.199cm" svg:height="9.134cm" svg:x="1.4cm" svg:y="2.931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We wanted our application to find the album, album art and song time in addition to the lyrics.</text:p>
                <text:p text:style-name="P3"/>
              </text:list-item>
              <text:list-item>
                <text:p text:style-name="P3">Because there is a good chance we really like the song we searched, we also keep a history of previous searches in localStorage and create buttons to easily reload them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cess</text:p>
          </draw:text-box>
        </draw:frame>
        <draw:frame presentation:style-name="pr4" draw:text-style-name="P1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Created the core application using Tailwind CSS Framework &amp; jQuery</text:p>
              </text:list-item>
              <text:list-item>
                <text:p>Created functions to fetch and display relevant data using LastFM and Happi API’s</text:p>
              </text:list-item>
              <text:list-item>
                <text:p>Added error handling &amp; Modal to display errors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Team:</text:p>
          </draw:text-box>
        </draw:frame>
        <draw:frame presentation:style-name="pr4" draw:text-style-name="P1" draw:layer="layout" svg:width="25.905cm" svg:height="10.92cm" svg:x="1.4cm" svg:y="3.685cm" presentation:class="outline" presentation:user-transformed="true">
          <draw:text-box>
            <text:list text:style-name="L2">
              <text:list-header>
                <text:p>Victor Weinert – Project Management &amp; Javascript</text:p>
              </text:list-header>
              <text:list-item>
                <text:p>Alex McDaniel – HTML/CSS</text:p>
              </text:list-item>
              <text:list-item>
                <text:p>Ean Rodriguez – Mobile Responsiveness, UI/UX Error Testing 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arning a new CSS framework and implementing it to create a visually appealing web application</text:p>
              </text:list-item>
              <text:list-item>
                <text:p>Working with different multiple new API’s and displaying all of the returned data properly</text:p>
              </text:list-item>
              <text:list-item>
                <text:p>Communicating in order to effectively work as a team despite differing schedu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rections for Future Develop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urther polishing UI</text:p>
              </text:list-item>
              <text:list-item>
                <text:p>Utilizing more APIs to find lyrics &amp; metadata if not found at lastFM</text:p>
              </text:list-item>
              <text:list-item>
                <text:p>Search for a phrase out of the song and bring user directly to that song ver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inks</text:p>
          </draw:text-box>
        </draw:frame>
        <draw:frame presentation:style-name="pr4" draw:text-style-name="P1" draw:layer="layout" svg:width="25.199cm" svg:height="9.134cm" svg:x="1.401cm" svg:y="3.685cm" presentation:class="outline" presentation:placeholder="true" presentation:user-transformed="true">
          <draw:text-box/>
        </draw:frame>
        <draw:frame presentation:style-name="pr4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1">Live Page:</text:p>
              </text:list-header>
              <text:list-item>
                <text:p text:style-name="P1"><text:s/><text:a xlink:href="https://vw0389.github.io/what-is-that-song/" xlink:type="simple">https://vw0389.github.io/what-is-that-song/</text:a></text:p>
                <text:p text:style-name="P1">Repo Link:</text:p>
              </text:list-item>
              <text:list-item>
                <text:p text:style-name="P1"><text:a xlink:href="https://github.com/vw0389/what-is-that-song" xlink:type="simple">https://github.com/vw0389/what-is-that-song/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9T17:23:54.932808668</meta:creation-date>
    <dc:date>2021-10-10T15:06:42.570000000</dc:date>
    <meta:editing-duration>PT28M59S</meta:editing-duration>
    <meta:editing-cycles>5</meta:editing-cycles>
    <meta:generator>LibreOffice/7.2.1.2$Windows_X86_64 LibreOffice_project/87b77fad49947c1441b67c559c339af8f3517e22</meta:generator>
    <meta:document-statistic meta:object-count="62"/>
  </office:meta>
</office:document-meta>
</file>